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9832" calcext:value-type="float">
            <text:p>53.5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201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201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201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200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200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6096" calcext:value-type="float">
            <text:p>53.3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200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9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9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9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9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8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8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8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8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8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7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7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9824" calcext:value-type="float">
            <text:p>51.1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7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7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7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6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6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6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6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6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6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6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6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6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5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5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5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5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5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5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5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5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5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5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4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4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4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46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45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4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4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193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